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02.71pt"/>
    </style:style>
    <style:style style:name="co11" style:family="table-column">
      <style:table-column-properties fo:break-before="auto" style:column-width="77.3pt"/>
    </style:style>
    <style:style style:name="co12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81.64pt"/>
    </style:style>
    <style:style style:name="co7" style:family="table-column">
      <style:table-column-properties fo:break-before="auto" style:column-width="431.8pt"/>
    </style:style>
    <style:style style:name="co8" style:family="table-column">
      <style:table-column-properties fo:break-before="auto" style:column-width="36.54pt"/>
    </style:style>
    <style:style style:name="co13" style:family="table-column">
      <style:table-column-properties fo:break-before="auto" style:column-width="140pt"/>
    </style:style>
    <style:style style:name="co14" style:family="table-column">
      <style:table-column-properties fo:break-before="auto" style:column-width="70.5pt"/>
    </style:style>
    <style:style style:name="co15" style:family="table-column">
      <style:table-column-properties fo:break-before="auto" style:column-width="27.16pt"/>
    </style:style>
    <style:style style:name="co16" style:family="table-column">
      <style:table-column-properties fo:break-before="auto" style:column-width="57.09pt"/>
    </style:style>
    <style:style style:name="ro3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38.24pt" fo:break-before="auto" style:use-optimal-row-height="true"/>
    </style:style>
    <style:style style:name="ro7" style:family="table-row">
      <style:table-row-properties style:row-height="17.01pt" fo:break-before="auto" style:use-optimal-row-height="true"/>
    </style:style>
    <style:style style:name="ro9" style:family="table-row">
      <style:table-row-properties style:row-height="12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1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56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13" table:default-cell-style-name="ce1"/>
        <table:table-column table:style-name="co14" table:default-cell-style-name="ce13"/>
        <table:table-column table:style-name="co15" table:default-cell-style-name="ce13"/>
        <table:table-column table:style-name="co16" table:number-columns-repeated="244" table:default-cell-style-name="ce1"/>
        <table:table-column table:style-name="co16" table:number-columns-repeated="769" table:default-cell-style-name="ce23"/>
        <table:table-column table:style-name="co16" table:number-columns-repeated="4" table:default-cell-style-name="Default"/>
        <table:table-header-rows>
          <table:table-row table:style-name="ro4">
            <table:table-cell/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5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05-23T20:02:28.594" calcext:value-type="date">
            <text:p>05/23/2017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4"/>
          <table:table-cell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 office:value-type="percentage" office:value="0.7" calcext:value-type="percentage">
            <text:p>7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 office:value-type="percentage" office:value="0.5" calcext:value-type="percentage">
            <text:p>5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 office:value-type="percentage" office:value="0.7" calcext:value-type="percentage">
            <text:p>7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 office:value-type="percentage" office:value="0.8" calcext:value-type="percentage">
            <text:p>8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 office:value-type="percentage" office:value="0.55" calcext:value-type="percentage">
            <text:p>5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 office:value-type="percentage" office:value="0.5" calcext:value-type="percentage">
            <text:p>50%</text:p>
          </table:table-cell>
          <table:table-cell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 office:value-type="percentage" office:value="0.55" calcext:value-type="percentage">
            <text:p>5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7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8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8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Label a line with bearing and distanc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on a leader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</text:p>
          </table:table-cell>
          <table:table-cell table:style-name="ce3" office:value-type="string" calcext:value-type="string">
            <text:p>DimAligned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C</text:p>
          </table:table-cell>
          <table:table-cell table:style-name="ce3" office:value-type="string" calcext:value-type="string">
            <text:p>DimCenter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H</text:p>
          </table:table-cell>
          <table:table-cell table:style-name="ce3" office:value-type="string" calcext:value-type="string">
            <text:p>DimHorizontal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N</text:p>
          </table:table-cell>
          <table:table-cell table:style-name="ce3" office:value-type="string" calcext:value-type="string">
            <text:p>DimAngular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hange text string to match another by picking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LAYMCUR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OFI</text:p>
          </table:table-cell>
          <table:table-cell table:style-name="ce3" office:value-type="string" calcext:value-type="string">
            <text:p>Layiso. Off isolate. <text:s/>Turn off all but selected layers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LAYISO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TH</text:p>
          </table:table-cell>
          <table:table-cell table:style-name="ce2" office:value-type="string" calcext:value-type="string">
            <text:p>Laythw. Thaw all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LAYMCH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LAYCU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8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8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ock isolate. <text:s/>Lock all but selected layers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BL</text:p>
          </table:table-cell>
          <table:table-cell table:style-name="ce3" office:value-type="string" calcext:value-type="string">
            <text:p>Block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EX</text:p>
          </table:table-cell>
          <table:table-cell table:style-name="ce3" office:value-type="string" calcext:value-type="string">
            <text:p>Explode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XR</text:p>
          </table:table-cell>
          <table:table-cell table:style-name="ce2" office:value-type="string" calcext:value-type="string">
            <text:p>Xref palett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DI</text:p>
          </table:table-cell>
          <table:table-cell table:style-name="ce3" office:value-type="string" calcext:value-type="string">
            <text:p>Distanc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LI</text:p>
          </table:table-cell>
          <table:table-cell table:style-name="ce3" office:value-type="string" calcext:value-type="string">
            <text:p>List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8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7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B</text:p>
          </table:table-cell>
          <table:table-cell table:style-name="ce3" office:value-type="string" calcext:value-type="string">
            <text:p>Break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</text:p>
          </table:table-cell>
          <table:table-cell table:style-name="ce3" office:value-type="string" calcext:value-type="string">
            <text:p>Copy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F</text:p>
          </table:table-cell>
          <table:table-cell table:style-name="ce3" office:value-type="string" calcext:value-type="string">
            <text:p>Chamfer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H</text:p>
          </table:table-cell>
          <table:table-cell table:style-name="ce3" office:value-type="string" calcext:value-type="string">
            <text:p>Change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M</text:p>
          </table:table-cell>
          <table:table-cell table:style-name="ce3" office:value-type="string" calcext:value-type="string">
            <text:p>Mirror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RR</text:p>
          </table:table-cell>
          <table:table-cell table:style-name="ce3" office:value-type="string" calcext:value-type="string">
            <text:p>Redraw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T</text:p>
          </table:table-cell>
          <table:table-cell table:style-name="ce3" office:value-type="string" calcext:value-type="string">
            <text:p>Trim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X</text:p>
          </table:table-cell>
          <table:table-cell table:style-name="ce3" office:value-type="string" calcext:value-type="string">
            <text:p>Extend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E</text:p>
          </table:table-cell>
          <table:table-cell table:style-name="ce3" office:value-type="string" calcext:value-type="string">
            <text:p>Eras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F</text:p>
          </table:table-cell>
          <table:table-cell table:style-name="ce3" office:value-type="string" calcext:value-type="string">
            <text:p>Fillet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</text:p>
          </table:table-cell>
          <table:table-cell table:style-name="ce3" office:value-type="string" calcext:value-type="string">
            <text:p>Mov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O</text:p>
          </table:table-cell>
          <table:table-cell table:style-name="ce3" office:value-type="string" calcext:value-type="string">
            <text:p>Offset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PE</text:p>
          </table:table-cell>
          <table:table-cell table:style-name="ce3" office:value-type="string" calcext:value-type="string">
            <text:p>Pedit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SC</text:p>
          </table:table-cell>
          <table:table-cell table:style-name="ce3" office:value-type="string" calcext:value-type="string">
            <text:p>Scal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8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8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ut a date stamp on the standard border. <text:s/>Works only with an <text:s/>unscaled border.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r.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8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7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BX</text:p>
          </table:table-cell>
          <table:table-cell table:style-name="ce3" office:value-type="string" calcext:value-type="string">
            <text:p>Rectang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CC</text:p>
          </table:table-cell>
          <table:table-cell table:style-name="ce3" office:value-type="string" calcext:value-type="string">
            <text:p>Circle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G</text:p>
          </table:table-cell>
          <table:table-cell table:style-name="ce3" office:value-type="string" calcext:value-type="string">
            <text:p>Polygon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</text:p>
          </table:table-cell>
          <table:table-cell table:style-name="ce3" office:value-type="string" calcext:value-type="string">
            <text:p>Arc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R</text:p>
          </table:table-cell>
          <table:table-cell table:style-name="ce3" office:value-type="string" calcext:value-type="string">
            <text:p>Array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EL</text:p>
          </table:table-cell>
          <table:table-cell table:style-name="ce3" office:value-type="string" calcext:value-type="string">
            <text:p>Ellips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H</text:p>
          </table:table-cell>
          <table:table-cell table:style-name="ce2" office:value-type="string" calcext:value-type="string">
            <text:p>Hatch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L</text:p>
          </table:table-cell>
          <table:table-cell table:style-name="ce3" office:value-type="string" calcext:value-type="string">
            <text:p>Lin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L</text:p>
          </table:table-cell>
          <table:table-cell table:style-name="ce3" office:value-type="string" calcext:value-type="string">
            <text:p>Polylin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DV</text:p>
          </table:table-cell>
          <table:table-cell table:style-name="ce2" office:value-type="string" calcext:value-type="string">
            <text:p>Dview</text:p>
          </table:table-cell>
          <table:table-cell table:style-name="ce18" office:value-type="percentage" office:value="0.2" calcext:value-type="percentage">
            <text:p>20%</text:p>
          </table:table-cell>
          <table:table-cell table:style-name="ce3" office:value-type="string" calcext:value-type="string">
            <text:p>Bad results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P</text:p>
          </table:table-cell>
          <table:table-cell table:style-name="ce2" office:value-type="string" calcext:value-type="string">
            <text:p>Pan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Z</text:p>
          </table:table-cell>
          <table:table-cell table:style-name="ce2" office:value-type="string" calcext:value-type="string">
            <text:p>Zoom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good habits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7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AP</text:p>
          </table:table-cell>
          <table:table-cell table:style-name="ce3" office:value-type="string" calcext:value-type="string">
            <text:p>Apertur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DSC</text:p>
          </table:table-cell>
          <table:table-cell table:style-name="ce3" office:value-type="string" calcext:value-type="string">
            <text:p>Dimscal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GS</text:p>
          </table:table-cell>
          <table:table-cell table:style-name="ce3" office:value-type="string" calcext:value-type="string">
            <text:p>Gripsiz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IB</text:p>
          </table:table-cell>
          <table:table-cell table:style-name="ce3" office:value-type="string" calcext:value-type="string">
            <text:p>Insbas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PB</text:p>
          </table:table-cell>
          <table:table-cell table:style-name="ce3" office:value-type="string" calcext:value-type="string">
            <text:p>Pickbox size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D</text:p>
          </table:table-cell>
          <table:table-cell table:style-name="ce3" office:value-type="string" calcext:value-type="string">
            <text:p>Redo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G</text:p>
          </table:table-cell>
          <table:table-cell table:style-name="ce3" office:value-type="string" calcext:value-type="string">
            <text:p>Regenall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TY</text:p>
          </table:table-cell>
          <table:table-cell table:style-name="ce3" office:value-type="string" calcext:value-type="string">
            <text:p>Linetyp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*UU</text:p>
          </table:table-cell>
          <table:table-cell table:style-name="ce2" office:value-type="string" calcext:value-type="string">
            <text:p>Ddunits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LTS</text:p>
          </table:table-cell>
          <table:table-cell table:style-name="ce3" office:value-type="string" calcext:value-type="string">
            <text:p>Ltscale</text:p>
          </table:table-cell>
          <table:table-cell table:style-name="ce18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MS</text:p>
          </table:table-cell>
          <table:table-cell table:style-name="ce2" office:value-type="string" calcext:value-type="string">
            <text:p>Mspac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OS</text:p>
          </table:table-cell>
          <table:table-cell table:style-name="ce3" office:value-type="string" calcext:value-type="string">
            <text:p>Ddosnap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PS</text:p>
          </table:table-cell>
          <table:table-cell table:style-name="ce2" office:value-type="string" calcext:value-type="string">
            <text:p>Pspac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SN</text:p>
          </table:table-cell>
          <table:table-cell table:style-name="ce3" office:value-type="string" calcext:value-type="string">
            <text:p>Snap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8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0.1" calcext:value-type="float">
            <text:p>0.1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table:style-name="ce3" table:number-columns-repeated="2"/>
          <table:table-cell table:style-name="ce2"/>
          <table:table-cell table:style-name="ce20"/>
          <table:table-cell table:style-name="ce3"/>
          <table:table-cell table:style-name="ce14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/>
          <table:table-cell table:style-name="ce2" office:value-type="string" calcext:value-type="string">
            <text:p>* This is just an ACAD.PGP alias.</text:p>
          </table:table-cell>
          <table:table-cell table:style-name="ce2"/>
          <table:table-cell table:style-name="ce20"/>
          <table:table-cell table:style-name="ce3"/>
          <table:table-cell table:style-name="ce17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9">
          <table:table-cell table:style-name="ce3"/>
          <table:table-cell table:style-name="ce3" office:value-type="string" calcext:value-type="string">
            <text:p>** This is just a stock/standard Autodesk ACAD.PGP alias.</text:p>
          </table:table-cell>
          <table:table-cell table:style-name="ce3"/>
          <table:table-cell table:style-name="ce17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7"/>
        </table:table-row>
        <table:table-row table:style-name="ro9" table:number-rows-repeated="1048171">
          <table:table-cell table:number-columns-repeated="1024"/>
        </table:table-row>
        <table:table-row table:style-name="ro10" table:number-rows-repeated="4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56" table:range-usable-as="print-range"/>
        </table:named-expressions>
      </table:table>
      <table:table table:name="Resurrection" table:style-name="ta2">
        <office:forms form:automatic-focus="false" form:apply-design-mode="false"/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Maintenance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8">
          <table:table-cell office:value-type="string" calcext:value-type="string">
            <text:p>Command_id</text:p>
          </table:table-cell>
          <table:table-cell office:value-type="string" calcext:value-type="string">
            <text:p>command_name</text:p>
          </table:table-cell>
          <table:table-cell office:value-type="string" calcext:value-type="string">
            <text:p>Source_folder</text:p>
          </table:table-cell>
          <table:table-cell office:value-type="string" calcext:value-type="string">
            <text:p>Source_file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ws-ad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ws-aa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aws-ATTREDE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haws-B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aws-b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haws-e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aws-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haws-XD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aws-XR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haws-B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haws-BR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haws-B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ws-b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aws-t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haws-BURS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haws-CHGCA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haws-C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haws-clon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haws-cl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haws-CLOU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haws-cont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haws-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haws-COPYRO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haws-dimst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haws-D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haws-D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haws-D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haws-D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haws-D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haws-H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haws-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haws-X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haws-C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haws-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haws-D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haws-P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haws-edchel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haws-hawsed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haws-edcmen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haws-e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HAWS-B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HAWS-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HAWS-M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HAWS-pj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HAWS-R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HAWS-R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HAWS-R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HAWS-R9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HAWS-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HAWS-U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HAWS-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HAWS-V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haws-FA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haws-funk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haws-imp_ex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haws-IN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haws-x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haws-xou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haws-EG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haws-EG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haws-FF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haws-doo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haws-G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haws-G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haws-IN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haws-IN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haws-L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haws-PA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haws-R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haws-se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haws-sec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haws-se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haws-se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haws-SL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haws-SLOP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haws-SL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haws-SP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haws-T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aws-TC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haws-TCELE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haws-TCELE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haws-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haws-L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haws-LK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haws-L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haws-LK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ws-ON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ws-TH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haws-U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haws-UL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haws-LAPR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haws-LD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haws-LE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aws-lengthe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haws-L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haws-LoadAndRu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aws-m4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haws-m4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haws-MakePol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haws-mc203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haws-ff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haws-hawsali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haws-pgped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haws-u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haws-o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haws-Offset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haws-qs1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haws-qs200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haws-qs200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HAWS-pj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haws-PLJO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haws-polars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haws-polarof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haws-A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haws-A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haws-C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haws-C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haws-DI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haws-F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haws-Q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haws-I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haws-I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haws-I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haws-I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haws-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haws-L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HAWS-M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HAWS-MV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haws-O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haws-OS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haws-OS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haws-OS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haws-PS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haws-PROT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haws-PROTO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haws-RG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haws-U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haws-UF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haws-UF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haws-VS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haws-SELSTYL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haws-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haws-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haws-setdim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haws-setdim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haws-setu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haws-s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haws-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haws-ss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haws-swa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haws-TH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haws-2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haws-5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haws-9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haws-tw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haws-X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haws-Z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haws-Z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haws-Z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haws-Z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haws-Z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haws-Z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haws-Z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haws-Z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haws-2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haws-AD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haws-AE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HAWS-ACRE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HAWS-S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HAWS-A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HAWS-S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HAWS-SY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haws-a2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haws-bd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haws-ber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haws-bl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haws-b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haws-chattri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haws-chcoor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haws-CHDI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haws-CH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haws-ch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haws-CHGTE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haws-ch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haws-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haws-cm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haws-CM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HCNM-CN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HCNM-CNMK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HCNM-CNMKT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HCNM-CNMQ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HCNM-LINKPROJ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HCNM-CHANGENOTESEDITO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HCNM-ATT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HAWS-BO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HAWS-CIR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HAWS-DIA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HAWS-EL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HAWS-HE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HAWS-OC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HAWS-PEN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HAWS-RE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HAWS-SS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HAWS-TRI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haws-cont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haws-C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haws-curv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haws-go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haws-O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haws-F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haws-LK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haws-ista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HAWS-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HAWS-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HAWS-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HAWS-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HAWS-U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HAWS-U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HAWS-U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HAWS-U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haws-loo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haws-tild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haws-d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haws-no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haws-lette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haws-lot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haws-LT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haws-LT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haws-LTH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HAWS-L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HAWS-L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HAWS-LX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haws-m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haws-mfill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haws-mo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haws-moffs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haws-M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haws-mre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haws-mrenam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HAWS-MSC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haws-M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haws-mvh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haws-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haws-na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haws-new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haws-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haws-pip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haws-PL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haws-PRESU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haws-P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haws-P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haws-GR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haws-GR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haws-P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haws-l8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haws-l1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haws-l12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haws-l1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haws-l175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haws-l2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haws-l2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haws-l29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haws-l35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haws-l5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haws-re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haws-ROMAN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haws-rotatebas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haws-she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haws-ssx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haws-sta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haws-d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haws-dm1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haws-TA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haws-tapin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haws-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haws-T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haws-T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haws-U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haws-U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haws-U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haws-U3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haws-U8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haws-U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string" calcext:value-type="string">
            <text:p>haws-W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haws-W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haws-W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haws-X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haws-x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haws-X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haws-XY</text:p>
          </table:table-cell>
          <table:table-cell office:value-type="string" calcext:value-type="string">
            <text:p>devtgh</text:p>
          </table:table-cell>
          <table:table-cell/>
        </table:table-row>
      </table:table>
      <table:table table:name="Command_File" table:style-name="ta2">
        <table:table-column table:style-name="co9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4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20:02:09.9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05-23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5-23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05-23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5-23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05-23T20:02:33.510000000</dc:date>
    <meta:editing-duration>P3DT17H38M33S</meta:editing-duration>
    <meta:editing-cycles>18</meta:editing-cycles>
    <meta:generator>LibreOffice/5.0.2.2$Windows_x86 LibreOffice_project/37b43f919e4de5eeaca9b9755ed688758a8251fe</meta:generator>
    <meta:document-statistic meta:table-count="5" meta:cell-count="3546" meta:object-count="0"/>
  </office:meta>
</office:document-meta>
</file>